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 office:value-type="float" office:value="35000" calcext:value-type="float">
            <text:p>35000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24290" calcext:value-type="float">
            <text:p>2429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Գայանե</text:p>
          </table:table-cell>
          <table:table-cell office:value-type="float" office:value="-980" calcext:value-type="float">
            <text:p>-980</text:p>
          </table:table-cell>
          <table:table-cell table:number-columns-repeated="13"/>
          <table:table-cell office:value-type="float" office:value="7800" calcext:value-type="float">
            <text:p>78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 table:number-columns-repeated="13"/>
          <table:table-cell table:formula="of:=SUM([.P6:.P7])" office:value-type="float" office:value="32090" calcext:value-type="float">
            <text:p>3209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Գալուստ</text:p>
          </table:table-cell>
          <table:table-cell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-3560" calcext:value-type="float">
            <text:p>-356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Գևորգ</text:p>
          </table:table-cell>
          <table:table-cell office:value-type="float" office:value="-3030" calcext:value-type="float">
            <text:p>-303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06060" calcext:value-type="float">
            <text:p>206060</text:p>
          </table:table-cell>
          <table:table-cell table:style-name="ce32" table:formula="of:=SUM([.E5:.E31])" office:value-type="float" office:value="177950" calcext:value-type="float">
            <text:p>17795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table:number-columns-repeated="1020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Գալուստ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60])" office:value-type="float" office:value="11400" calcext:value-type="float">
            <text:p>11400</text:p>
          </table:table-cell>
          <table:table-cell table:formula="of:=SUM([.C34:.C60])" office:value-type="float" office:value="10318" calcext:value-type="float">
            <text:p>10318</text:p>
          </table:table-cell>
          <table:table-cell table:formula="of:=SUM([.D34:.D60])" office:value-type="float" office:value="10699.983" calcext:value-type="float">
            <text:p>10699.983</text:p>
          </table:table-cell>
          <table:table-cell table:number-columns-repeated="1020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րաչ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Մարիամ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Թամարա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Կ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Ն․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6:.B88])" office:value-type="float" office:value="23400" calcext:value-type="float">
            <text:p>2340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09:51:03.554395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05T11:04:34.759693137</dc:date>
    <meta:editing-duration>P14DT2H8M8S</meta:editing-duration>
    <meta:editing-cycles>3853</meta:editing-cycles>
    <meta:generator>LibreOffice/4.2.8.2$Linux_X86_64 LibreOffice_project/420m0$Build-2</meta:generator>
    <meta:document-statistic meta:table-count="26" meta:cell-count="12391" meta:object-count="0"/>
  </office:meta>
</office:document-meta>
</file>